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107.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5" table:default-cell-style-name="Default"/>
        <table:table-column table:style-name="co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Default"/>
        <table:table-row table:style-name="ro1">
          <table:table-cell table:style-name="ce8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Date Issue</text:p>
          </table:table-cell>
          <table:table-cell table:style-name="ce10" office:value-type="string" calcext:value-type="string">
            <text:p>2017-01-23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Reference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# Pins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-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4 needed)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74HC4060</text:p>
          </table:table-cell>
          <table:table-cell office:value-type="string" calcext:value-type="string">
            <text:p>IC,14 stage binary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74LS27</text:p>
          </table:table-cell>
          <table:table-cell office:value-type="string" calcext:value-type="string">
            <text:p>IC, triple 3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.4576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0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# Pins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2" office:value-type="string" calcext:value-type="string">
            <text:p>74LS0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2" office:value-type="string" calcext:value-type="string">
            <text:p>74LS04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2" office:value-type="float" office:value="68000" calcext:value-type="float">
            <text:p>68000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14,49</text:p>
          </table:table-cell>
          <table:table-cell table:style-name="ce7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2" office:value-type="string" calcext:value-type="string">
            <text:p>74LS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2" office:value-type="string" calcext:value-type="string">
            <text:p>74LS2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2" office:value-type="string" calcext:value-type="string">
            <text:p>25LS254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2" office:value-type="string" calcext:value-type="string">
            <text:p>74LS14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2" office:value-type="string" calcext:value-type="string">
            <text:p>MC1441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33:BOM.E6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-00-00</text:date>, <text:time style:data-style-name="N2" text:time-value="17:36:13.199013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7:42:17.592841092</dc:date>
    <meta:editing-duration>PT3H16M51S</meta:editing-duration>
    <meta:editing-cycles>164</meta:editing-cycles>
    <meta:generator>LibreOffice/5.1.4.2$Linux_X86_64 LibreOffice_project/10m0$Build-2</meta:generator>
    <meta:print-date>2016-12-24T10:00:00.013584107</meta:print-date>
    <meta:document-statistic meta:table-count="2" meta:cell-count="484" meta:object-count="0"/>
  </office:meta>
</office:document-meta>
</file>